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Rodrigo Vílchez B78292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Valoración proyecto</text:p>
          </table:table-cell>
          <table:table-cell office:value-type="string" calcext:value-type="string">
            <text:p>Primera Etapa</text:p>
          </table:table-cell>
          <table:table-cell table:style-name="ce4" office:value-type="string" calcext:value-type="string" table:number-columns-spanned="1" table:number-rows-spanned="2">
            <text:p>Nota proyecto</text:p>
          </table:table-cell>
        </table:table-row>
        <table:table-row table:style-name="ro1">
          <table:table-cell office:value-type="string" calcext:value-type="string">
            <text:p>Miembro del equipo</text:p>
          </table:table-cell>
          <table:table-cell office:value-type="string" calcext:value-type="string">
            <office:annotation draw:style-name="gr1" draw:text-style-name="P2" svg:width="2.899cm" svg:height="1.799cm" svg:x="10.184cm" svg:y="1.058cm" draw:caption-point-x="-0.61cm" draw:caption-point-y="0.539cm">
              <dc:date>2020-09-11T00:00:00</dc:date>
              <text:p text:style-name="P1"><text:span text:style-name="T1">Valores de 1 a 100</text:span></text:p>
            </office:annotation>
            <text:p>Nota individual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Rodrigo Vílchez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8" calcext:value-type="float" table:number-columns-spanned="1" table:number-rows-spanned="4">
            <text:p>98</text:p>
          </table:table-cell>
        </table:table-row>
        <table:table-row table:style-name="ro1">
          <table:table-cell office:value-type="string" calcext:value-type="string">
            <text:p>Óscar Villalobos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Josué Bonilla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Daniel Ramírez</text:p>
          </table:table-cell>
          <table:table-cell office:value-type="float" office:value="85" calcext:value-type="float">
            <text:p>85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C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23:34:15.111838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7:52:52.552911721</meta:creation-date>
    <dc:date>2020-09-11T23:50:31.029272977</dc:date>
    <meta:editing-duration>PT21M52S</meta:editing-duration>
    <meta:editing-cycles>2</meta:editing-cycles>
    <meta:generator>LibreOffice/6.4.4.2$Linux_X86_64 LibreOffice_project/40$Build-2</meta:generator>
    <meta:document-statistic meta:table-count="1" meta:cell-count="16" meta:object-count="0"/>
  </office:meta>
</office:document-meta>
</file>